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C80000002F562AB87694BEEB5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Title">
      <style:paragraph-properties fo:margin-left="0cm" fo:margin-right="0cm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5" style:family="paragraph" style:parent-style-name="No_20_Spacing">
      <style:paragraph-properties fo:margin-left="0cm" fo:margin-right="0cm" fo:text-indent="0cm" style:auto-text-indent="false" style:writing-mode="lr-tb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fo:font-style="italic" fo:font-weight="bold" officeooo:rsid="001df4dc" officeooo:paragraph-rsid="001df4dc" style:font-style-asian="italic" style:font-weight-asian="bold" style:font-style-complex="italic" style:font-weight-complex="bold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1aba5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2037d"/>
    </style:style>
    <style:style style:name="P9" style:family="paragraph" style:parent-style-name="No_20_Spacing">
      <style:paragraph-properties fo:margin-left="0cm" fo:margin-right="0cm" fo:text-indent="0cm" style:auto-text-indent="false" style:writing-mode="lr-tb"/>
      <style:text-properties fo:language="en" fo:country="US" officeooo:rsid="0021aba5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officeooo:rsid="0024edd9" officeooo:paragraph-rsid="0024edd9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24edd9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35bd8"/>
    </style:style>
    <style:style style:name="P13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381bc5"/>
    </style:style>
    <style:style style:name="P14" style:family="paragraph" style:parent-style-name="Title" style:master-page-name="Standard">
      <style:paragraph-properties fo:margin-left="0cm" fo:margin-right="0cm" fo:text-align="center" style:justify-single-word="false" fo:text-indent="0cm" style:auto-text-indent="false" style:page-number="auto" style:writing-mode="lr-tb"/>
    </style:style>
    <style:style style:name="P15" style:family="paragraph" style:parent-style-name="No_20_Spacing" style:list-style-name="WWNum1">
      <style:paragraph-properties fo:margin-left="1.27cm" fo:margin-right="0cm" fo:text-indent="-0.635cm" style:auto-text-indent="false" style:writing-mode="lr-tb"/>
    </style:style>
    <style:style style:name="P16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1aba5"/>
    </style:style>
    <style:style style:name="P17" style:family="paragraph" style:parent-style-name="No_20_Spacing" style:list-style-name="WWNum1">
      <style:paragraph-properties fo:margin-left="1.27cm" fo:margin-right="0cm" fo:text-indent="-0.635cm" style:auto-text-indent="false" style:writing-mode="lr-tb"/>
      <style:text-properties officeooo:paragraph-rsid="0022037d"/>
    </style:style>
    <style:style style:name="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T2" style:family="text">
      <style:text-properties style:font-name="Calibri" fo:language="fr" fo:country="FR" style:language-asian="en" style:country-asian="US" style:language-complex="ar" style:country-complex="SA"/>
    </style:style>
    <style:style style:name="T3" style:family="text">
      <style:text-properties style:font-name="Calibri" fo:language="fr" fo:country="FR" officeooo:rsid="0022037d" style:language-asian="en" style:country-asian="US" style:language-complex="ar" style:country-complex="SA"/>
    </style:style>
    <style:style style:name="T4" style:family="text">
      <style:text-properties style:font-name="Calibri" fo:language="fr" fo:country="FR" officeooo:rsid="0024edd9" style:language-asian="en" style:country-asian="US" style:language-complex="ar" style:country-complex="SA"/>
    </style:style>
    <style:style style:name="T5" style:family="text">
      <style:text-properties style:font-name="Calibri" fo:language="fr" fo:country="FR" fo:font-style="normal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6" style:family="text">
      <style:text-properties style:font-name="Calibri" fo:language="fr" fo:country="FR" fo:font-style="normal" fo:font-weight="normal" officeooo:rsid="0024edd9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style:font-name="Calibri" fo:language="en" fo:country="US" style:language-asian="en" style:country-asian="US" style:language-complex="ar" style:country-complex="SA"/>
    </style:style>
    <style:style style:name="T8" style:family="text">
      <style:text-properties style:font-name="Calibri Light" fo:language="fr" fo:country="FR" style:font-name-asian="Times New Roman" style:language-asian="en" style:country-asian="US" style:font-name-complex="Calibri Light1" style:language-complex="ar" style:country-complex="SA"/>
    </style:style>
    <style:style style:name="T9" style:family="text">
      <style:text-properties fo:color="#0070c0" style:font-name="Calibri" fo:language="fr" fo:country="FR" officeooo:rsid="0024edd9" style:language-asian="en" style:country-asian="US" style:language-complex="ar" style:country-complex="SA"/>
    </style:style>
    <style:style style:name="T10" style:family="text">
      <style:text-properties fo:color="#0070c0" style:font-name="Calibri" fo:language="fr" fo:country="FR" officeooo:rsid="002a33e8" style:language-asian="en" style:country-asian="US" style:language-complex="ar" style:country-complex="SA"/>
    </style:style>
    <style:style style:name="T11" style:family="text">
      <style:text-properties fo:color="#ff0000" style:font-name="Calibri" fo:language="fr" fo:country="FR" officeooo:rsid="0024edd9" style:language-asian="en" style:country-asian="US" style:language-complex="ar" style:country-complex="SA"/>
    </style:style>
    <style:style style:name="T12" style:family="text">
      <style:text-properties fo:color="#ff0000" style:font-name="Calibri" fo:language="fr" fo:country="FR" fo:font-style="normal" fo:font-weight="bold" officeooo:rsid="0021aba5" style:language-asian="en" style:country-asian="US" style:font-style-asian="normal" style:font-weight-asian="bold" style:language-complex="ar" style:country-complex="SA" style:font-style-complex="normal" style:font-weight-complex="bold"/>
    </style:style>
    <style:style style:name="T13" style:family="text">
      <style:text-properties fo:color="#ff0000" fo:font-weight="bold" officeooo:rsid="0021aba5" style:font-weight-asian="bold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4edd9"/>
    </style:style>
    <style:style style:name="T16" style:family="text">
      <style:text-properties officeooo:rsid="001b8193"/>
    </style:style>
    <style:style style:name="T17" style:family="text">
      <style:text-properties fo:font-weight="normal" officeooo:rsid="0021aba5" style:font-weight-asian="normal" style:font-weight-complex="normal"/>
    </style:style>
    <style:style style:name="T18" style:family="text">
      <style:text-properties fo:font-style="normal" fo:font-weight="normal" officeooo:rsid="0024edd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ea28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="Calibri" fo:language="fr" fo:country="FR" fo:font-style="normal" fo:font-weight="normal" officeooo:rsid="0021aba5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1" style:family="text">
      <style:text-properties style:use-window-font-color="true" style:font-name="Calibri" fo:language="fr" fo:country="FR" fo:font-style="normal" fo:font-weight="normal" officeooo:rsid="00335bd8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2" style:family="text">
      <style:text-properties style:use-window-font-color="true" fo:font-style="normal" fo:font-weight="normal" officeooo:rsid="0021aba5" style:font-style-asian="normal" style:font-weight-asian="normal" style:font-style-complex="normal" style:font-weight-complex="normal"/>
    </style:style>
    <style:style style:name="T23" style:family="text">
      <style:text-properties officeooo:rsid="0022037d"/>
    </style:style>
    <style:style style:name="T24" style:family="text">
      <style:text-properties officeooo:rsid="0024edd9"/>
    </style:style>
    <style:style style:name="T25" style:family="text">
      <style:text-properties officeooo:rsid="00344cef"/>
    </style:style>
    <style:style style:name="T26" style:family="text">
      <style:text-properties officeooo:rsid="0039b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Book_20_Title"><text:span text:style-name="T8">Fiche du locataire</text:span></text:span></text:p>
      <text:p text:style-name="P3"><text:span text:style-name="Book_20_Title"><text:span text:style-name="T8">Locataire</text:span></text:span></text:p>
      <text:p text:style-name="P5"><text:span text:style-name="Book_20_Title"><text:span text:style-name="T2">Nom</text:span></text:span> : <text:text-input text:description="">{{tenant.name}}</text:text-input></text:p>
      <text:p text:style-name="P5"><text:span text:style-name="Book_20_Title"><text:span text:style-name="T2">Prénom</text:span></text:span> : <text:text-input text:description="">{{tenant.first_name}}</text:text-input></text:p>
      <text:p text:style-name="P5"><text:span text:style-name="Book_20_Title"><text:span text:style-name="T2">Sexe</text:span></text:span> : <text:text-input text:description="">{{tenant.gender}}</text:text-input></text:p>
      <text:p text:style-name="P5"><text:span text:style-name="Book_20_Title"><text:span text:style-name="T2">Date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day|format_date}}</text:text-input></text:p>
      <text:p text:style-name="P5"><text:span text:style-name="Book_20_Title"><text:span text:style-name="T2">Lieu</text:span></text:span> <text:span text:style-name="Book_20_Title"><text:span text:style-name="T2">de</text:span></text:span> <text:span text:style-name="Book_20_Title"><text:span text:style-name="T2">naissance</text:span></text:span> : <text:text-input text:description="">{{tenant.birthcity}}</text:text-input><text:s/><text:span text:style-name="T16">(</text:span><text:span text:style-name="T16"><text:text-input text:description="">{{tenant.birthdepartement}}</text:text-input></text:span><text:span text:style-name="T16">) </text:span><text:span text:style-name="T16"><text:text-input text:description="">{{tenant.birthcountry}}</text:text-input></text:span></text:p>
      <text:p text:style-name="P5"><text:span text:style-name="Book_20_Title"><text:span text:style-name="T2">Adresse</text:span></text:span> : <text:text-input text:description="">{{tenant.street_number}}</text:text-input><text:span text:style-name="T24"><text:s/></text:span><text:span text:style-name="T24"><text:text-input text:description="">{{tenant.street}}</text:text-input></text:span><text:s/>, <text:text-input text:description="">{{tenant.zipcode}}</text:text-input><text:s/><text:text-input text:description="">{{tenant.city}}</text:text-input>, <text:text-input text:description="">{{tenant.city}}</text:text-input></text:p>
      <text:p text:style-name="P5"><text:span text:style-name="Book_20_Title"><text:span text:style-name="T2">Téléphone</text:span></text:span> : <text:text-input text:description="">{{tenant.cellphone}}</text:text-input></text:p>
      <text:p text:style-name="P5"><text:span text:style-name="Book_20_Title"><text:span text:style-name="T2">Ecole</text:span></text:span> : <text:text-input text:description="">{{tenant.school}}</text:text-input></text:p>
      <text:p text:style-name="P5"><text:span text:style-name="Book_20_Title"><text:span text:style-name="T2">Observations</text:span></text:span> :</text:p>
      <text:p text:style-name="P10"><text:text-input text:description=""/><text:text-input text:description="">{{tenant.observations}}</text:text-input></text:p>
      <text:p text:style-name="P3"><text:span text:style-name="Book_20_Title"><text:span text:style-name="T8">Dossier</text:span></text:span></text:p>
      <text:p text:style-name="P11"><text:span text:style-name="Book_20_Title"><text:span text:style-name="T9"><text:text-input text:description="">{% if tenant.temporary %}</text:text-input></text:span></text:span><text:span text:style-name="Book_20_Title"><text:span text:style-name="T9">Locataire passager</text:span></text:span><text:span text:style-name="Book_20_Title"><text:span text:style-name="T10"><text:text-input text:description="">{% endif %}</text:text-input></text:span></text:span></text:p>
      <text:p text:style-name="P12"><text:span text:style-name="Book_20_Title"><text:span text:style-name="T21"><text:text-input text:description="">{% if leasing.contract_signed %}</text:text-input></text:span></text:span></text:p>
      <text:p text:style-name="P8"><text:span text:style-name="Book_20_Title"><text:span text:style-name="T2">Contrat de location</text:span></text:span><text:span text:style-name="Book_20_Title"><text:span text:style-name="T11"> </text:span></text:span><text:span text:style-name="Book_20_Title"><text:span text:style-name="T2">sign</text:span></text:span><text:span text:style-name="Book_20_Title"><text:span text:style-name="T3">é : </text:span></text:span><text:span text:style-name="Book_20_Title"><text:span text:style-name="T6"><text:text-input text:description="">{{leasing.contract_date}}</text:text-input></text:span></text:span></text:p>
      <text:p text:style-name="P8"><text:span text:style-name="Book_20_Title"><text:span text:style-name="T6"><text:text-input text:description="">{% else %}</text:text-input></text:span></text:span></text:p>
      <text:p text:style-name="P12"><text:span text:style-name="Book_20_Title"><text:span text:style-name="T4">Contrat de location </text:span></text:span><text:span text:style-name="Book_20_Title"><text:span text:style-name="T11">non </text:span></text:span><text:span text:style-name="Book_20_Title"><text:span text:style-name="T4">sign</text:span></text:span><text:span text:style-name="Book_20_Title"><text:span text:style-name="T3">é</text:span></text:span></text:p>
      <text:p text:style-name="P12"><text:span text:style-name="Book_20_Title"><text:span text:style-name="T6"><text:text-input text:description="">{% endif %}</text:text-input></text:span></text:span></text:p>
      <text:p text:style-name="P8"><text:span text:style-name="Book_20_Title"><text:span text:style-name="T2">Caution</text:span></text:span> <text:span text:style-name="Book_20_Title"><text:span text:style-name="T2">payée</text:span></text:span> : <text:text-input text:description="">{% if leasing.bail %}{{leasing.bail}}{% else %}</text:text-input><text:span text:style-name="T25">Non</text:span><text:span text:style-name="T25"><text:text-input text:description="">{% endif %}</text:text-input></text:span></text:p>
      <text:p text:style-name="P7"><text:span text:style-name="Book_20_Title"><text:span text:style-name="T2">Mode de règlement </text:span></text:span>: <text:text-input text:description="">{{leasing.payment}}</text:text-input></text:p>
      <text:p text:style-name="P7"><text:span text:style-name="Book_20_Title"><text:span text:style-name="T2">Garant : </text:span></text:span><text:span text:style-name="Book_20_Title"><text:span text:style-name="T2"><text:text-input text:description="">{% if leasing.stranger %}</text:text-input></text:span></text:span><text:span text:style-name="Book_20_Title"><text:span text:style-name="T4">locataire pas étranger</text:span></text:span><text:span text:style-name="Book_20_Title"><text:span text:style-name="T4"><text:text-input text:description="">{% endif %}</text:text-input></text:span></text:span></text:p>
      <text:list xml:id="list2711357068" text:style-name="WWNum1">
        <text:list-item>
          <text:p text:style-name="P15"><text:span text:style-name="Book_20_Title"><text:span text:style-name="T2">Pièce d’identité du garant</text:span></text:span> : <text:text-input text:description="">{% if leasing.idgarant %}</text:text-input><text:span text:style-name="T17">Oui</text:span><text:span text:style-name="T17"><text:text-input text:description="">{% else %}</text:text-input></text:span><text:span text:style-name="T13">Non</text:span><text:span text:style-name="T22"><text:text-input text:description="">{% endif %}</text:text-input></text:span></text:p>
        </text:list-item>
        <text:list-item>
          <text:p text:style-name="P16"><text:span text:style-name="Book_20_Title"><text:span text:style-name="T2">3 derniers bulletins du garant : </text:span></text:span><text:span text:style-name="Book_20_Title"><text:span text:style-name="T5"><text:text-input text:description="">{% if leasing.payinslip %}</text:text-input></text:span></text:span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  <text:list-item>
          <text:p text:style-name="P17"><text:span text:style-name="Book_20_Title"><text:span text:style-name="T2">Avis d’imposition du garant :</text:span></text:span> <text:text-input text:description=""/><text:text-input text:description="">{% if leasing.tax_notice %}</text:text-input><text:span text:style-name="Book_20_Title"><text:span text:style-name="T20">Oui</text:span></text:span><text:span text:style-name="Book_20_Title"><text:span text:style-name="T20"><text:text-input text:description="">{% else %}</text:text-input></text:span></text:span><text:span text:style-name="Book_20_Title"><text:span text:style-name="T12">Non</text:span></text:span><text:span text:style-name="Book_20_Title"><text:span text:style-name="T20"><text:text-input text:description="">{% endif %}</text:text-input></text:span></text:span></text:p>
        </text:list-item>
      </text:list>
      <text:p text:style-name="P5"><text:span text:style-name="Book_20_Title"><text:span text:style-name="T2">Assurance</text:span></text:span> <text:span text:style-name="Book_20_Title"><text:span text:style-name="T2">expire</text:span></text:span> <text:span text:style-name="Book_20_Title"><text:span text:style-name="T2">le</text:span></text:span> : <text:text-input text:description="">{{leasing.insuranceDeadline|format_date}}</text:text-input></text:p>
      <text:p text:style-name="P5"><text:span text:style-name="Book_20_Title"><text:span text:style-name="T2">Date d’entrée dans la résidence</text:span></text:span> : <text:text-input text:description="">{{tenant.date_of_entry|format_date}}</text:text-input></text:p>
      <text:p text:style-name="P5"><text:span text:style-name="Book_20_Title"><text:span text:style-name="T2">Date d’entrée dans la chambre</text:span></text:span> : <text:text-input text:description="">{{leasing.date_of_entry|format_date}}</text:text-input></text:p>
      <text:p text:style-name="P5"><text:span text:style-name="Book_20_Title"><text:span text:style-name="T7">Date APL</text:span></text:span><text:span text:style-name="T14"> : </text:span><text:span text:style-name="T15"><text:text-input text:description="">{{leasing.apl|format_date}}</text:text-input></text:span></text:p>
      <text:p text:style-name="P5"><text:span text:style-name="Book_20_Title"><text:span text:style-name="T7">N° CAF</text:span></text:span><text:span text:style-name="T14"> : </text:span><text:span text:style-name="T15"><text:text-input text:description="">{{leasing.caf}}</text:text-input></text:span></text:p>
      <text:p text:style-name="P9"/>
      <text:p text:style-name="P3"><text:span text:style-name="Book_20_Title"><text:span text:style-name="T8">Chambre</text:span></text:span></text:p>
      <text:p text:style-name="P5"><text:span text:style-name="Book_20_Title"><text:span text:style-name="T2">Lot</text:span></text:span> : <text:text-input text:description="">{{room.lot}}</text:text-input></text:p>
      <text:p text:style-name="P5"><text:span text:style-name="Book_20_Title"><text:span text:style-name="T2">Chambre</text:span></text:span> : <text:text-input text:description="">{{room}}</text:text-input></text:p>
      <text:p text:style-name="P5"><text:span text:style-name="Book_20_Title"><text:span text:style-name="T2">Genre</text:span></text:span> : <text:text-input text:description="">{{room.rent_type}}</text:text-input></text:p>
      <text:p text:style-name="P5"><text:span text:style-name="Book_20_Title"><text:span text:style-name="T2">Loyer</text:span></text:span> : <text:s/><text:text-input text:description="">{{room.rent_type.rent}}</text:text-input><text:s/><text:span text:style-name="T23">( + forfaits services : </text:span><text:span text:style-name="T23"><text:text-input text:description="">{{room.rent_type.service}}</text:text-input></text:span><text:span text:style-name="T23">+ charges : </text:span><text:span text:style-name="T23"><text:text-input text:description="">{{room.rent_type.charges}}</text:text-input></text:span><text:span text:style-name="T23">)</text:span>€</text:p>
      <text:p text:style-name="P5"><text:span text:style-name="Book_20_Title"><text:span text:style-name="T2">Superficie</text:span></text:span> : <text:text-input text:description="">{{room.rent_type.surface}}</text:text-input></text:p>
      <text:p text:style-name="P13"><text:span text:style-name="Book_20_Title"><text:span text:style-name="T2">Anciennes chambres</text:span></text:span> : <text:span text:style-name="Book_20_Title"><text:span text:style-name="T2"><text:text-input text:description="">{% if tenant.previous_rooms %}</text:text-input></text:span></text:span><text:text-input text:description="">{% for room in tenant.previous_rooms %}{{room}}, {% endfor %}</text:text-input><text:text-input text:description="">{% else %}</text:text-input><text:span text:style-name="T26">Pas d’anciennes chambres</text:span><text:span text:style-name="T26"><text:text-input text:description="">{% endif %}</text:text-input></text:span></text:p>
      <text:p text:style-name="P6">Prochaine chambre : <text:span text:style-name="T18"><text:text-input text:description="">{% if tenant.nextRoom %}{{tenant.nextRoom}}{% else %}</text:text-input></text:span><text:span text:style-name="T19">Pas de prochaine chambre</text:span><text:span text:style-name="T19"><text:text-input text:description="">{% endif %}</text:text-input></text:span></text:p>
      <text:p text:style-name="P5"><text:span text:style-name="Book_20_Title"><text:span text:style-name="T2">Observations</text:span></text:span> <text:span text:style-name="Book_20_Title"><text:span text:style-name="T2">de</text:span></text:span> <text:span text:style-name="Book_20_Title"><text:span text:style-name="T2">la</text:span></text:span> <text:span text:style-name="Book_20_Title"><text:span text:style-name="T2">chambre</text:span></text:span> :</text:p>
      <text:p text:style-name="P10"><text:soft-page-break/><text:text-input text:description="">{{room.observations}}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fr" fo:country="FR" style:font-name-asian="Symbol1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top="0cm" fo:margin-bottom="0.282cm" loext:contextual-spacing="true" fo:text-align="start" style:justify-single-word="false" fo:orphans="2" fo:widows="2" style:vertical-align="auto"/>
      <style:text-properties style:font-name="Calibri Light" fo:font-family="'Calibri Light'" style:font-family-generic="roman" style:font-pitch="variable" fo:font-size="28pt" fo:letter-spacing="-0.018cm" fo:language="fr" fo:country="FR" style:letter-kerning="true" style:font-name-asian="Times New Roman" style:font-family-asian="'Times New Roman'" style:font-family-generic-asian="system" style:font-pitch-asian="variable" style:font-size-asian="28pt" style:language-asian="en" style:country-asian="US" style:font-name-complex="Calibri Light1" style:font-family-complex="'Calibri Light'" style:font-family-generic-complex="system" style:font-pitch-complex="variable" style:font-size-complex="2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 fo:font-size="11pt" fo:language="fr" fo:country="FR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Times New Roman" style:font-family-asian="'Times New Roman'" style:font-family-generic-asian="system" style:font-pitch-asian="variable" style:font-size-asian="28pt" style:font-name-complex="Calibri Light1" style:font-family-complex="'Calibri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MP2" style:family="paragraph" style:parent-style-name="Header">
      <style:paragraph-properties fo:margin-left="0cm" fo:margin-right="0cm" fo:text-align="end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Calibri" fo:font-size="11pt" fo:language="fr" fo:country="FR" style:font-size-asian="11pt" style:language-asian="en" style:country-asian="US" style:font-name-complex="Times New Roman" style:font-size-complex="11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242cm" svg:y="-0.026cm" svg:width="5.286cm" svg:height="1.242cm" draw:z-index="1"><draw:image xlink:href="Pictures/10000201000000C80000002F562AB87694BEEB54.png" xlink:type="simple" xlink:show="embed" xlink:actuate="onLoad" loext:mime-type="image/png"/></draw:frame><text:s/></text:p>
        <text:p text:style-name="MP2"><text:span text:style-name="MT1">Fait à Metz, le </text:span><text:span text:style-name="MT1"><text:text-input text:description="">{{now|format_date}}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29T23:23:00</meta:creation-date>
    <dc:date>2019-05-22T09:36:57.139705427</dc:date>
    <meta:editing-cycles>45</meta:editing-cycles>
    <meta:editing-duration>PT1H24M44S</meta:editing-duration>
    <meta:generator>LibreOffice/6.2.2.2$Linux_X86_64 LibreOffice_project/20$Build-2</meta:generator>
    <meta:document-statistic meta:table-count="0" meta:image-count="1" meta:object-count="0" meta:page-count="2" meta:paragraph-count="42" meta:word-count="381" meta:character-count="2039" meta:non-whitespace-character-count="1843"/>
    <meta:user-defined meta:name="Operator">USER</meta:user-defined>
  </office:meta>
</office:document-meta>
</file>